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justify"/>
      <style:text-properties style:font-name="Arial" style:font-name-asian="Arial" style:font-name-complex="Arial" fo:font-size="14pt" style:font-size-asian="14pt" style:font-size-complex="14pt"/>
    </style:style>
    <style:style style:name="P2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3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4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5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6" style:parent-style-name="Normal" style:family="paragraph">
      <style:paragraph-properties fo:text-align="justify"/>
    </style:style>
    <style:style style:name="T7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P8" style:parent-style-name="Normal" style:family="paragraph">
      <style:paragraph-properties fo:text-align="justify"/>
    </style:style>
    <style:style style:name="T9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10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P11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12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13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14" style:parent-style-name="Normal" style:family="paragraph">
      <style:paragraph-properties fo:text-align="justify"/>
    </style:style>
    <style:style style:name="T15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16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P17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18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19" style:parent-style-name="Normal" style:family="paragraph">
      <style:paragraph-properties fo:text-align="justify"/>
    </style:style>
    <style:style style:name="T20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P21" style:parent-style-name="Normal" style:family="paragraph">
      <style:paragraph-properties fo:text-align="justify"/>
    </style:style>
    <style:style style:name="T22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P23" style:parent-style-name="Normal" style:family="paragraph">
      <style:paragraph-properties fo:text-align="justify"/>
    </style:style>
    <style:style style:name="T24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P25" style:parent-style-name="Normal" style:family="paragraph">
      <style:paragraph-properties fo:text-align="justify"/>
    </style:style>
    <style:style style:name="T26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P27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28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29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30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31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32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33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34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35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36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37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38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39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40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41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42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43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44" style:parent-style-name="Normal" style:family="paragraph">
      <style:paragraph-properties fo:text-align="justify"/>
    </style:style>
    <style:style style:name="T45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P46" style:parent-style-name="Normal" style:family="paragraph">
      <style:paragraph-properties fo:text-align="justify"/>
    </style:style>
    <style:style style:name="T47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P48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49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50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51" style:parent-style-name="Normal" style:family="paragraph">
      <style:paragraph-properties fo:text-align="justify"/>
    </style:style>
    <style:style style:name="T52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P53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54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55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56" style:parent-style-name="Normal" style:family="paragraph">
      <style:paragraph-properties fo:text-align="justify"/>
    </style:style>
    <style:style style:name="T57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P58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59" style:parent-style-name="Normal" style:family="paragraph">
      <style:paragraph-properties fo:text-align="justify"/>
    </style:style>
    <style:style style:name="T60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</office:automatic-styles>
  <office:body>
    <office:text text:use-soft-page-breaks="true">
      <text:p text:style-name="P1">1. Quais problemas podem ocorrer durante a transformação do modelo de domínio em código?</text:p>
      <text:p text:style-name="P2">R: Sem um modelo de domínio bem definido e documentado, a transformação em código pode não refletir completamente as necessidades do negócio, o que pode gerar retrabalho. Além disso, se houver entidades replicadas ou mal definidas, isso também pode gerar problemas na implantação.</text:p>
      <text:p text:style-name="P3"/>
      <text:p text:style-name="P4">2. Descreva pelo menos três preceitos do MDD.</text:p>
      <text:p text:style-name="P5">R: O MDD tem três preceitos principais: 1) os modelos de software são a fonte primária de informações para o desenvolvimento de software, 2) a geração automática de código é preconizada para reduzir erros e aumentar a produtividade dos desenvolvedores, e 3) os modelos podem ser reutilizados para economizar tempo e esforço e estabelecer padrões para o desenvolvimento de software.</text:p>
      <text:p text:style-name="P6"><text:span text:style-name="T7"><text:s/></text:span></text:p>
      <text:p text:style-name="P8"><text:span text:style-name="T9">3. Explique os relacionamentos entre os principais padrões do Domain-Driven Design</text:span><text:line-break/><text:span text:style-name="T10">(DDD) representados na figura do slide “Blocos de Construção do MDD” apresentado na aula.</text:span></text:p>
      <text:p text:style-name="P11">R: Esses padrões do DDD estão relacionados e são frequentemente usados em conjunto para criar modelos de domínio eficazes e flexíveis. Por exemplo, um repositório pode ser usado para armazenar e recuperar entidades, um serviço de domínio pode ser usado para executar operações complexas que envolvem várias entidades e agregados, e um agregado pode ser usado para agrupar entidades relacionadas e garantir que as alterações nessas entidades sejam feitas de maneira consistente.</text:p>
      <text:p text:style-name="P12"/>
      <text:p text:style-name="P13"/>
      <text:p text:style-name="P14"><text:span text:style-name="T15">4. Em uma arquitetura em camadas, cada camada depende predominantemente da camada imediatamente inferior. No entanto, na figura do slide “Arquitetura em Camadas” apresentado em aula existem setas entre as seguintes camadas: User Interface -&gt; Domain, User</text:span><text:line-break/><text:span text:style-name="T16">Interface -&gt; Infrastructure e Application -&gt; Infrastructure. Dê um exemplo de dependência que cada uma dessas setas estaria representando.</text:span></text:p>
      <text:p text:style-name="P17">R:</text:p>
      <text:p text:style-name="P18">User Interface -&gt; Domain: A camada de interface do usuário depende da camada de domínio para acessar as regras de negócios e funcionalidades específicas do domínio. Por exemplo, em um sistema de e-commerce, a interface do usuário depende da camada de domínio para acessar as regras de negócios relacionadas à venda de produtos, como verificação de estoque, cálculo de preço e validação de pagamento.</text:p>
      <text:p text:style-name="P19"><text:span text:style-name="T20"><text:s/></text:span></text:p>
      <text:p text:style-name="P21"><text:span text:style-name="T22">User Interface -&gt; Infrastructure: A camada de interface do usuário depende da camada de infraestrutura para acessar serviços externos, como bancos de dados e APIs de terceiros. Por exemplo, em um aplicativo de previsão do tempo, a interface do usuário depende da camada de infraestrutura para acessar dados meteorológicos de um serviço externo.</text:span></text:p>
      <text:p text:style-name="P23"><text:span text:style-name="T24"><text:s/></text:span></text:p>
      <text:p text:style-name="P25"><text:span text:style-name="T26">Application -&gt; Infrastructure: A camada de aplicação depende da camada de infraestrutura para acessar serviços externos e recursos compartilhados, como bancos de dados e sistemas de cache. Por exemplo, em um sistema de gerenciamento de estoque, a camada de aplicação depende da camada de infraestrutura para acessar um banco de dados compartilhado que armazena informações sobre estoque e pedidos</text:span></text:p>
      <text:p text:style-name="P27"/>
      <text:p text:style-name="P28">5. Na aula foram dados alguns exemplos de entidade (pessoa, conta bancária, aeroporto). Dê outros três exemplos de entidade, indicando seus possíveis atributos identificadores.</text:p>
      <text:p text:style-name="P29">R:</text:p>
      <text:p text:style-name="P30">Pedido de compra: Um pedido de compra pode ter atributos identificadores como número do pedido, data do pedido e o nome do cliente que fez o pedido.</text:p>
      <text:p text:style-name="P31"/>
      <text:p text:style-name="P32">Paciente em um hospital: Um paciente em um hospital pode ter atributos identificadores como nome, número de identificação do paciente e número do quarto onde ele está hospedado.</text:p>
      <text:p text:style-name="P33"/>
      <text:p text:style-name="P34">Produto em um estoque: Um produto em um estoque pode ter atributos identificadores como código do produto, descrição do produto e quantidade de estoque disponível.</text:p>
      <text:p text:style-name="P35"/>
      <text:p text:style-name="P36">6. Descreva três diferenças entre entidades e value objects.</text:p>
      <text:p text:style-name="P37">R:<text:s/></text:p>
      <text:p text:style-name="P38">Identidade única: Entidades possuem identidade única, enquanto Value Objects não possuem identidade única</text:p>
      <text:p text:style-name="P39">Mutabilidade: Entidades são mutáveis, enquanto Value Objects são imutáveis.</text:p>
      <text:p text:style-name="P40">Participação em Agregados: Entidades são geralmente o elemento central dos Agregados, enquanto os Value Objects são usados para representar propriedades de uma Entidade ou Agregado</text:p>
      <text:p text:style-name="P41"/>
      <text:p text:style-name="P42">7. Por que serviços não podem ser tratados como entidades e value objects?</text:p>
      <text:p text:style-name="P43">R: Serviços são conceitos que descrevem comportamentos ou ações que podem ser realizados em um sistema, enquanto Entidades e Value Objects são representados por objetos que possuem estado e comportamento. Por essa razão, os serviços não podem ser tratados como Entidades ou Value Objects, pois não possuem identidade única nem são intercambiáveis, e não possuem estado interno.</text:p>
      <text:p text:style-name="P44"><text:span text:style-name="T45"><text:s/></text:span></text:p>
      <text:p text:style-name="P46"><text:span text:style-name="T47"><text:s/></text:span></text:p>
      <text:p text:style-name="P48"/>
      <text:p text:style-name="P49">8. Como os aggregates podem ajudar na integridade dos dados e na aplicação das invariantes?</text:p>
      <text:p text:style-name="P50">R: Os Agregados agrupam Entidades e Value Objects relacionados em uma unidade coesa e consistente, permitindo que suas operações sejam gerenciadas em um único ponto de controle. Eles ajudam a garantir a integridade dos dados e a aplicação das invariantes por meio do encapsulamento, transações atômicas e restrições de acesso.</text:p>
      <text:p text:style-name="P51"><text:span text:style-name="T52"><text:s/></text:span></text:p>
      <text:p text:style-name="P53"/>
      <text:p text:style-name="P54">9. Explique a relação entre aggregates e factories.</text:p>
      <text:p text:style-name="P55">R: As Factories são responsáveis por criar instâncias de objetos, incluindo Entidades e Value Objects que fazem parte de um Agregado, e garantir que essas instâncias pertençam ao Agregado correto e respeitem as invariantes de negócio. As Factories podem ser usadas para criar instâncias de Agregados inteiros, garantindo que todos os objetos necessários para o Agregado estejam presentes e corretamente configurados.</text:p>
      <text:p text:style-name="P56"><text:span text:style-name="T57"><text:s/></text:span></text:p>
      <text:p text:style-name="P58">10. O que factories e repositories têm em comum? No que eles diferem?</text:p>
      <text:p text:style-name="P59"><text:span text:style-name="T60">R: As Factories e Repositories são padrões comuns na engenharia de software para lidar com a criação e armazenamento de objetos. As Factories criam novas instâncias de objetos, enquanto os Repositories armazenam e recuperam objetos de um sistema de armazenamento. Factories geralmente são usadas para criar objetos temporários ou gerenciar a criação de objetos complexos, enquanto os Repositories são usados para armazenar objetos permanentemente e recuperá-los quando necessári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lippe Marques</meta:initial-creator>
    <dc:creator>Felippe Marques</dc:creator>
    <meta:creation-date>2023-04-03T01:06:00Z</meta:creation-date>
    <dc:date>2023-04-03T01:06:00Z</dc:date>
    <meta:template xlink:href="Normal.dotm" xlink:type="simple"/>
    <meta:editing-cycles>1</meta:editing-cycles>
    <meta:editing-duration>PT0S</meta:editing-duration>
    <meta:document-statistic meta:page-count="1" meta:paragraph-count="11" meta:word-count="937" meta:character-count="5992" meta:row-count="42" meta:non-whitespace-character-count="5066"/>
  </office:meta>
</office:document-meta>
</file>